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44cm" svg:height="3.171cm" svg:x="8.11cm" svg:y="1.197cm">
          <text:p text:style-name="P1">Customer<text:line-break/>specifies<text:line-break/>delivery<text:line-break/>date/tim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0.221cm" svg:height="0.933cm" svg:x="9.676cm" svg:y="4.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343cm" svg:height="3.248cm" svg:x="8.113cm" svg:y="5.283cm">
          <text:p text:style-name="P1">'My Orders'<text:line-break/>tab update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0.222cm" svg:height="0.934cm" svg:x="9.676cm" svg:y="8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341cm" svg:height="3.249cm" svg:x="8.115cm" svg:y="9.475cm">
          <text:p text:style-name="P1">Admin marks<text:line-break/>order for<text:line-break/>shipp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0.194cm" svg:height="0.841cm" svg:x="9.669cm" svg:y="12.7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68cm" svg:height="3.509cm" svg:x="7.982cm" svg:y="13.589cm">
          <text:p text:style-name="P1">Server calls <text:line-break/>customer with <text:line-break/>a delivery<text:line-break/>remind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-gradient-name="Gradient_20_7" draw:fill-hatch-name="Hatch_20_1" draw:fill-image-name="Bitmape_20_1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red Morgan</meta:initial-creator>
    <meta:creation-date>2009-05-01T10:49:53</meta:creation-date>
    <dc:date>2009-05-01T14:52:09</dc:date>
    <dc:creator>Jared Morgan</dc:creator>
    <meta:editing-duration>PT00H56M38S</meta:editing-duration>
    <meta:editing-cycles>3</meta:editing-cycles>
    <meta:generator>OpenOffice.org/3.0$Linux OpenOffice.org_project/300m15$Build-9379</meta:gener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